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0.49pt"/>
    </style:style>
    <style:style style:name="co2" style:family="table-column">
      <style:table-column-properties fo:break-before="auto" style:column-width="135.24pt"/>
    </style:style>
    <style:style style:name="co3" style:family="table-column">
      <style:table-column-properties fo:break-before="auto" style:column-width="84.7pt"/>
    </style:style>
    <style:style style:name="co4" style:family="table-column">
      <style:table-column-properties fo:break-before="auto" style:column-width="85.3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24.4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2.01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1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21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 style:data-style-name="N121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121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number-columns-repeated="5" table:default-cell-style-name="ce17"/>
        <table:table-column table:style-name="co6" table:number-columns-repeated="3" table:default-cell-style-name="ce17"/>
        <table:table-column table:style-name="co7" table:number-columns-repeated="997" table:default-cell-style-name="ce17"/>
        <table:table-row table:style-name="ro1">
          <table:table-cell table:style-name="ce13" office:value-type="string" calcext:value-type="string">
            <text:p>MainTopic</text:p>
          </table:table-cell>
          <table:table-cell table:number-columns-repeated="2" table:style-name="ce18" office:value-type="string" calcext:value-type="string">
            <text:p>SubTopic</text:p>
          </table:table-cell>
          <table:table-cell table:style-name="ce19" office:value-type="string" calcext:value-type="string">
            <text:p>Study Date</text:p>
          </table:table-cell>
          <table:table-cell table:style-name="ce19" office:value-type="string" calcext:value-type="string">
            <text:p>Rev.1 (+1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2(+3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3(+6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4(+11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5(+19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6(+33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7(+53)</text:p>
          </table:table-cell>
          <table:table-cell table:style-name="ce18" office:value-type="string" calcext:value-type="string">
            <text:p>Recall Pts</text:p>
          </table:table-cell>
          <table:table-cell table:style-name="ce19" office:value-type="string" calcext:value-type="string">
            <text:p>Rev.8(+60)</text:p>
          </table:table-cell>
          <table:table-cell table:style-name="ce18" office:value-type="string" calcext:value-type="string">
            <text:p>Recall Pts</text:p>
          </table:table-cell>
          <table:table-cell table:style-name="ce18" table:number-columns-repeated="4"/>
          <table:table-cell table:style-name="ce24" table:number-columns-repeated="1000"/>
        </table:table-row>
        <table:table-row table:style-name="ro2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Definition/Conpt</text:p>
          </table:table-cell>
          <table:table-cell table:style-name="ce14"/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2]+1" office:value-type="date" office:date-value="2018-12-26" calcext:value-type="date">
            <text:p>26-Dec-18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formula="of:=[.D2]+3" office:value-type="date" office:date-value="2018-12-28" calcext:value-type="date">
            <text:p>28-Dec-18</text:p>
          </table:table-cell>
          <table:table-cell table:style-name="ce14"/>
          <table:table-cell table:style-name="ce20" table:formula="of:=[.D2]+6" office:value-type="date" office:date-value="2018-12-31" calcext:value-type="date">
            <text:p>31-Dec-18</text:p>
          </table:table-cell>
          <table:table-cell table:style-name="ce14"/>
          <table:table-cell table:style-name="ce20" table:formula="of:=[.D2]+11" office:value-type="date" office:date-value="2019-01-05" calcext:value-type="date">
            <text:p>05-Jan-19</text:p>
          </table:table-cell>
          <table:table-cell table:style-name="ce14"/>
          <table:table-cell table:style-name="ce20" table:formula="of:=[.D2] + 20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2] + 33" office:value-type="date" office:date-value="2019-01-27" calcext:value-type="date">
            <text:p>27-Jan-19</text:p>
          </table:table-cell>
          <table:table-cell table:style-name="ce14"/>
          <table:table-cell table:style-name="ce20" table:formula="of:=[.D2] + 53" office:value-type="date" office:date-value="2019-02-16" calcext:value-type="date">
            <text:p>16-Feb-19</text:p>
          </table:table-cell>
          <table:table-cell table:style-name="ce14"/>
          <table:table-cell table:style-name="ce20" table:formula="of:=[.D2] + 60" office:value-type="date" office:date-value="2019-02-23" calcext:value-type="date">
            <text:p>23-Feb-19</text:p>
          </table:table-cell>
          <table:table-cell table:style-name="ce14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Creation Syntax</text:p>
          </table:table-cell>
          <table:table-cell table:style-name="ce14" office:value-type="string" calcext:value-type="string">
            <text:p>Implicit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3]+1" office:value-type="date" office:date-value="2018-12-26" calcext:value-type="date">
            <text:p>26-Dec-18</text:p>
          </table:table-cell>
          <table:table-cell table:style-name="ce14" office:value-type="float" office:value="7" calcext:value-type="float">
            <text:p>7</text:p>
          </table:table-cell>
          <table:table-cell table:style-name="ce20" table:formula="of:=[.D3]+3" office:value-type="date" office:date-value="2018-12-28" calcext:value-type="date">
            <text:p>28-Dec-18</text:p>
          </table:table-cell>
          <table:table-cell table:style-name="ce14"/>
          <table:table-cell table:style-name="ce20" table:formula="of:=[.D3]+6" office:value-type="date" office:date-value="2018-12-31" calcext:value-type="date">
            <text:p>31-Dec-18</text:p>
          </table:table-cell>
          <table:table-cell table:style-name="ce14"/>
          <table:table-cell table:style-name="ce20" table:formula="of:=[.D3]+11" office:value-type="date" office:date-value="2019-01-05" calcext:value-type="date">
            <text:p>05-Jan-19</text:p>
          </table:table-cell>
          <table:table-cell table:style-name="ce14"/>
          <table:table-cell table:style-name="ce20" table:formula="of:=[.D3] + 20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3] + 33" office:value-type="date" office:date-value="2019-01-27" calcext:value-type="date">
            <text:p>27-Jan-19</text:p>
          </table:table-cell>
          <table:table-cell table:style-name="ce14"/>
          <table:table-cell table:style-name="ce20" table:formula="of:=[.D3] + 53" office:value-type="date" office:date-value="2019-02-16" calcext:value-type="date">
            <text:p>16-Feb-19</text:p>
          </table:table-cell>
          <table:table-cell table:style-name="ce14"/>
          <table:table-cell table:style-name="ce20" table:formula="of:=[.D3] + 60" office:value-type="date" office:date-value="2019-02-23" calcext:value-type="date">
            <text:p>23-Feb-19</text:p>
          </table:table-cell>
          <table:table-cell table:style-name="ce14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Creation Syntax</text:p>
          </table:table-cell>
          <table:table-cell table:style-name="ce15" office:value-type="string" calcext:value-type="string">
            <text:p>::new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4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4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4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4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4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4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4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4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Class Methods</text:p>
          </table:table-cell>
          <table:table-cell table:style-name="ce15" office:value-type="string" calcext:value-type="string">
            <text:p>::[ ]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5]+1" office:value-type="date" office:date-value="2018-12-26" calcext:value-type="date">
            <text:p>26-Dec-18</text:p>
          </table:table-cell>
          <table:table-cell table:style-name="ce15" office:value-type="float" office:value="5" calcext:value-type="float">
            <text:p>5</text:p>
          </table:table-cell>
          <table:table-cell table:style-name="ce20" table:formula="of:=[.D5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5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5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5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5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5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5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Class Methods</text:p>
          </table:table-cell>
          <table:table-cell table:style-name="ce15" office:value-type="string" calcext:value-type="string">
            <text:p>::new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6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6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6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6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6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6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6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6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 office:value-type="string" calcext:value-type="string">
            <text:p>#[ ]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7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7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7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7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7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7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7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7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 office:value-type="string" calcext:value-type="string">
            <text:p>#[ ]=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8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8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8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8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8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8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8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8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 office:value-type="string" calcext:value-type="string">
            <text:p>#delete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9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9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9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9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9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9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9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9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 office:value-type="string" calcext:value-type="string">
            <text:p>#merge!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0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0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0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0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0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0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0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0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 office:value-type="string" calcext:value-type="string">
            <text:p>#merge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1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1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1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1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1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1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1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1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Iterating Over Hash</text:p>
          </table:table-cell>
          <table:table-cell table:style-name="ce15" office:value-type="string" calcext:value-type="string">
            <text:p>#empty?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2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2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2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2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2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2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2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2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Iterating Over Hash</text:p>
          </table:table-cell>
          <table:table-cell table:style-name="ce15" office:value-type="string" calcext:value-type="string">
            <text:p>#each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3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3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3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3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3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3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3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3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Types of Hash keys</text:p>
          </table:table-cell>
          <table:table-cell table:style-name="ce15"/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4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4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4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4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4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4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4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4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has_value?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5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5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5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5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5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5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5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5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has_key?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6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6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6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6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6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6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6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6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select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7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7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7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7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7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7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7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7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select!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8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8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8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8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8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8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8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8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keep_if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19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19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19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19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19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9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19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19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fetch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20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20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20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20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20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20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20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20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to_a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21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21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21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21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21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21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21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21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 office:value-type="string" calcext:value-type="string">
            <text:p>#keys</text:p>
          </table:table-cell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22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22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22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22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22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22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22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22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Excercises/Codewars</text:p>
          </table:table-cell>
          <table:table-cell table:style-name="ce15"/>
          <table:table-cell table:style-name="ce20" office:value-type="date" office:date-value="2018-12-25" calcext:value-type="date">
            <text:p>25-Dec-18</text:p>
          </table:table-cell>
          <table:table-cell table:style-name="ce20" table:formula="of:=[.D23]+1" office:value-type="date" office:date-value="2018-12-26" calcext:value-type="date">
            <text:p>26-Dec-18</text:p>
          </table:table-cell>
          <table:table-cell table:style-name="ce15"/>
          <table:table-cell table:style-name="ce20" table:formula="of:=[.D23]+3" office:value-type="date" office:date-value="2018-12-28" calcext:value-type="date">
            <text:p>28-Dec-18</text:p>
          </table:table-cell>
          <table:table-cell table:style-name="ce15"/>
          <table:table-cell table:style-name="ce20" table:formula="of:=[.D23]+6" office:value-type="date" office:date-value="2018-12-31" calcext:value-type="date">
            <text:p>31-Dec-18</text:p>
          </table:table-cell>
          <table:table-cell table:style-name="ce15"/>
          <table:table-cell table:style-name="ce20" table:formula="of:=[.D23]+11" office:value-type="date" office:date-value="2019-01-05" calcext:value-type="date">
            <text:p>05-Jan-19</text:p>
          </table:table-cell>
          <table:table-cell table:style-name="ce15"/>
          <table:table-cell table:style-name="ce20" table:formula="of:=[.D23] + 20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23] + 33" office:value-type="date" office:date-value="2019-01-27" calcext:value-type="date">
            <text:p>27-Jan-19</text:p>
          </table:table-cell>
          <table:table-cell table:style-name="ce15"/>
          <table:table-cell table:style-name="ce20" table:formula="of:=[.D23] + 53" office:value-type="date" office:date-value="2019-02-16" calcext:value-type="date">
            <text:p>16-Feb-19</text:p>
          </table:table-cell>
          <table:table-cell table:style-name="ce15"/>
          <table:table-cell table:style-name="ce20" table:formula="of:=[.D23] + 60" office:value-type="date" office:date-value="2019-02-23" calcext:value-type="date">
            <text:p>23-Feb-19</text:p>
          </table:table-cell>
          <table:table-cell table:style-name="ce15" table:number-columns-repeated="1005"/>
        </table:table-row>
        <table:table-row table:style-name="ro3" table:number-rows-repeated="132">
          <table:table-cell table:style-name="ce15" table:number-columns-repeated="3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4" table:number-rows-repeated="143">
          <table:table-cell table:style-name="ce16" table:number-columns-repeated="3"/>
          <table:table-cell table:style-name="ce22" table:number-columns-repeated="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 table:number-columns-repeated="1005"/>
        </table:table-row>
        <table:table-row table:style-name="ro4" table:number-rows-repeated="10482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V1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P0" style:volatile="true">
      <number:day number:style="long"/>
      <number:text>-</number:text>
      <number:month number:textual="true"/>
      <number:text>-</number:text>
      <number:year/>
    </number:date-style>
    <number:text-style style:name="N121">
      <number:text-content/>
      <style:map style:condition="value()&lt;=1.79769313486232E+308" style:apply-style-name="N121P0"/>
    </number:text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8-12-23T08:54:07Z</meta:creation-date>
    <dc:date>2018-12-26T22:24:29.723101716</dc:date>
    <meta:editing-duration>PT13M45S</meta:editing-duration>
    <meta:editing-cycles>2</meta:editing-cycles>
    <meta:document-statistic meta:table-count="1" meta:cell-count="284" meta:object-count="0"/>
  </office:meta>
</office:document-meta>
</file>